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Sheet1_1" table:style-name="ta1">
        <table:shapes>
          <draw:frame draw:z-index="0" draw:style-name="gr1" draw:text-style-name="P1" svg:width="15.999cm" svg:height="8.999cm" svg:x="6.792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6"/>
        <table:table-row table:style-name="ro1">
          <table:table-cell table:style-name="ce10" office:value-type="string" calcext:value-type="string">
            <text:p>Magasin</text:p>
          </table:table-cell>
          <table:table-cell table:style-name="ce14" office:value-type="string" calcext:value-type="string">
            <text:p>Somme - total</text:p>
          </table:table-cell>
        </table:table-row>
        <table:table-row table:style-name="ro1">
          <table:table-cell table:style-name="ce11" office:value-type="string" calcext:value-type="string">
            <text:p>Cap au Sud</text:p>
          </table:table-cell>
          <table:table-cell table:style-name="ce15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7" office:value-type="float" office:value="17412.21" calcext:value-type="float">
            <text:p>17412,21</text:p>
          </table:table-cell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184872.89" calcext:value-type="float">
            <text:p>184872,89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Sheet1_1'.A1:'Table dynamique_Sheet1_1'.B9" table:buttons="'Table dynamique_Sheet1_1'.A1" table:show-filter-button="false" table:drill-down-on-double-click="false">
          <table:database-source-query table:database-name="Graphique_Librairie" table:query-name="Graphique 7"/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7:50.108948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2" meta:cell-count="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color="#000000" fo:font-size="10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72cm" svg:y="0.316cm" chart:style-name="ch2">
          <text:p>Valeur du stock par magasin</text:p>
        </chart:title>
        <chart:legend chart:legend-position="end" svg:x="11.991cm" svg:y="2.7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49cm" svg:y="1.79cm" svg:width="9.296cm" svg:height="5.5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